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5.445cm" svg:y="7.305cm">
          <text:p/>
        </draw:circle>
        <draw:circle draw:style-name="gr1" draw:text-style-name="P1" draw:layer="layout" svg:width="2.54cm" svg:height="2.54cm" svg:x="5.445cm" svg:y="11.905cm">
          <text:p/>
        </draw:circle>
        <draw:circle draw:style-name="gr1" draw:text-style-name="P1" draw:layer="layout" svg:width="2.54cm" svg:height="2.54cm" svg:x="10.525cm" svg:y="9.255cm">
          <text:p/>
        </draw:circle>
        <draw:measure draw:style-name="gr2" draw:text-style-name="P1" draw:layer="measurelines" svg:x1="6.715cm" svg:y1="6.08cm" svg:x2="11.795cm" svg:y2="6.08cm">
          <text:p/>
        </draw:measure>
        <draw:frame draw:style-name="gr3" draw:layer="layout" svg:width="1.422cm" svg:height="1.762cm" svg:x="8.468cm" svg:y="5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3.54cm" svg:y1="13.065cm" svg:x2="3.54cm" svg:y2="8.575cm">
          <text:p/>
        </draw:measure>
        <draw:frame draw:style-name="gr3" draw:layer="layout" svg:width="1.414cm" svg:height="1.761cm" svg:x="2.944cm" svg:y="9.8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14.335cm" svg:y1="10.525cm" svg:x2="19.415cm" svg:y2="10.525cm">
          <text:p/>
        </draw:line>
        <draw:frame draw:style-name="gr5" draw:text-style-name="P2" draw:layer="layout" svg:width="3.175cm" svg:height="2.155cm" svg:x="14.335cm" svg:y="9.005cm">
          <draw:text-box>
            <text:p><text:span text:style-name="T1">A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6T03:41:19</meta:creation-date>
    <dc:date>2010-06-18T23:29:57.17</dc:date>
    <meta:editing-duration>PT00H26M36S</meta:editing-duration>
    <meta:editing-cycles>3</meta:editing-cycles>
    <meta:generator>OpenOffice.org/3.2$Win32 OpenOffice.org_project/320m12$Build-9483</meta:generator>
    <dc:creator>Ian Bell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40pt">
      <math:mrow>
        <math:msub>
          <math:mi>p</math:mi>
          <math:mi>l</math:mi>
        </math:msub>
      </math:mrow>
    </math:mstyle>
    <math:annotation math:encoding="StarMath 5.0">size 40 p_l</math:annotation>
  </math:semantics>
</math:math>
</file>

<file path=Object 2/content.xml><?xml version="1.0" encoding="utf-8"?>
<math xmlns="http://www.w3.org/1998/Math/MathML">
  <semantics>
    <mstyle mathsize="40pt">
      <mrow>
        <msub>
          <mi>p</mi>
          <mi>t</mi>
        </msub>
      </mrow>
    </mstyle>
    <annotation encoding="StarMath 5.0">size 40 p_t</annotation>
  </semantics>
</math>
</file>